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 fo:min-height="2.728cm" fo:min-width="2.478cm"/>
    </style:style>
    <style:style style:name="gr2" style:family="graphic" style:parent-style-name="standard">
      <style:graphic-properties draw:textarea-horizontal-align="justify" draw:textarea-vertical-align="middle" draw:auto-grow-height="false" fo:min-height="1.534cm" fo:min-width="0.18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104cm" fo:min-width="0cm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cm" svg:y="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cm" svg:height="2.5cm" draw:transform="rotate (1.5707963267949) translate (1.926cm 4.32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2" draw:layer="layout" svg:width="0.3cm" svg:height="0.9cm" svg:x="3.026cm" svg:y="3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2.926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2.926cm" svg:y="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542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3T00:21:50.432228710</dc:date>
    <meta:editing-duration>PT33M7S</meta:editing-duration>
    <meta:editing-cycles>7</meta:editing-cycles>
    <meta:generator>LibreOffice/6.3.5.2$Linux_X86_64 LibreOffice_project/30$Build-2</meta:generator>
    <meta:document-statistic meta:object-count="5"/>
  </office:meta>
</office:document-meta>
</file>